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Kilometers to Miles Conversion</text:span></text:p>
      <text:p text:style-name="Standard"><text:span text:style-name="T1">Simple conversion program that asks user for kilometers and then converts them into miles.</text:span></text:p>
      <text:p text:style-name="Standard"><text:span text:style-name="T1"/></text:p>
      <text:p text:style-name="Standard"><text:span text:style-name="T1">Module main ()</text:span></text:p>
      <text:p text:style-name="Standard"><text:span text:style-name="T1">Declare Double km</text:span></text:p>
      <text:p text:style-name="Standard"><text:span text:style-name="T1">Display “Please enter the distance in kilometers.”</text:span></text:p>
      <text:p text:style-name="Standard"><text:span text:style-name="T1">Input km</text:span></text:p>
      <text:p text:style-name="Standard"><text:span text:style-name="T1">Call kmToMiles (km)</text:span></text:p>
      <text:p text:style-name="Standard"><text:span text:style-name="T1">End Module</text:span></text:p>
      <text:p text:style-name="P1"/>
      <text:p text:style-name="Standard"><text:span text:style-name="T1">Module kmToMiles (Double km)</text:span></text:p>
      <text:p text:style-name="Standard"><text:span text:style-name="T1">Declare Double miles</text:span></text:p>
      <text:p text:style-name="Standard"><text:span text:style-name="T1">Set miles = km * 0.6214</text:span></text:p>
      <text:p text:style-name="Standard"><text:span text:style-name="T1">Display “The amount of kilometers that you entered is equivalent to ” , miles, “ miles.”</text:span></text:p>
      <text:p text:style-name="Standard"><text:span text:style-name="T1">End Modu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3$Win32 OpenOffice.org_project/413m1$Build-9783</meta:generator>
    <dc:date>2017-06-13T11:23:11.77</dc:date>
    <meta:document-statistic meta:table-count="0" meta:image-count="0" meta:object-count="0" meta:page-count="1" meta:paragraph-count="13" meta:word-count="69" meta:character-count="407"/>
    <meta:user-defined meta:name="Info 1"/>
    <meta:user-defined meta:name="Info 2"/>
    <meta:user-defined meta:name="Info 3"/>
    <meta:user-defined meta:name="Info 4"/>
  </office:meta>
</office:document-meta>
</file>